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0099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-color="#ffffff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75cm" draw:marker-end-width="0.275cm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55cm"/>
    </style:style>
    <style:style style:name="gr6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65cm"/>
    </style:style>
    <style:style style:name="gr7" style:family="graphic" style:parent-style-name="standard">
      <style:graphic-properties draw:stroke="none" svg:stroke-color="#000000" draw:fill="none" draw:fill-color="#ffffff" fo:min-height="0.34cm"/>
    </style:style>
    <style:style style:name="gr8" style:family="graphic" style:parent-style-name="standard">
      <style:graphic-properties draw:fill-color="#000080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1cm" svg:height="1.754cm" svg:x="1.2cm" svg:y="5.746cm">
          <text:p text:style-name="P1"><text:span text:style-name="T1">Overflow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ellipse draw:style-name="gr2" draw:text-style-name="P1" xml:id="id1" draw:id="id1" draw:layer="layout" svg:width="12.3cm" svg:height="1.346cm" svg:x="2.9cm" svg:y="2.654cm">
          <text:p text:style-name="P1"><text:span text:style-name="T1">tc_is_interrupt_flag_set(*dev_inst, TC_INTERRUPT_FLAG_OVERFLOW)</text:span></text:p>
        </draw:ellipse>
        <draw:ellipse draw:style-name="gr3" draw:text-style-name="P1" xml:id="id4" draw:id="id4" draw:layer="layout" svg:width="3.1cm" svg:height="0.7cm" svg:x="0.7cm" svg:y="11.8cm">
          <text:p text:style-name="P1"><text:span text:style-name="T1">Handle error</text:span></text:p>
        </draw:ellipse>
        <draw:connector draw:style-name="gr4" draw:text-style-name="P2" draw:layer="layout" svg:x1="9.05cm" svg:y1="4cm" svg:x2="2.25cm" svg:y2="5.746cm" draw:start-shape="id1" draw:start-glue-point="2" draw:end-shape="id2" draw:end-glue-point="4" svg:d="m9050 4000v873h-6800v873">
          <text:p/>
        </draw:connector>
        <draw:frame draw:style-name="gr5" draw:text-style-name="P3" draw:layer="layout" svg:width="1.2cm" svg:height="0.8cm" svg:x="2.6cm" svg:y="7.9cm">
          <draw:text-box>
            <text:p text:style-name="P3"><text:span text:style-name="T1">yes</text:span></text:p>
          </draw:text-box>
        </draw:frame>
        <draw:connector draw:style-name="gr4" draw:text-style-name="P2" draw:layer="layout" svg:x1="9.05cm" svg:y1="1.7cm" svg:x2="9.05cm" svg:y2="2.654cm" draw:start-shape="id3" draw:start-glue-point="2" draw:end-shape="id1" draw:end-glue-point="0" svg:d="m9050 1700v954">
          <text:p/>
        </draw:connector>
        <draw:connector draw:style-name="gr4" draw:text-style-name="P2" draw:layer="layout" svg:x1="2.25cm" svg:y1="7.5cm" svg:x2="2.25cm" svg:y2="11.8cm" draw:start-shape="id2" draw:start-glue-point="6" draw:end-shape="id4" draw:end-glue-point="0" svg:d="m2250 7500v4300">
          <text:p/>
        </draw:connector>
        <draw:connector draw:style-name="gr4" draw:text-style-name="P2" draw:layer="layout" svg:x1="3.3cm" svg:y1="6.623cm" svg:x2="4.8cm" svg:y2="6.627cm" draw:start-shape="id2" draw:start-glue-point="7" draw:end-shape="id5" draw:end-glue-point="3" svg:d="m3300 6623h751v4h749">
          <text:p/>
        </draw:connector>
        <draw:frame draw:style-name="gr6" draw:text-style-name="P3" draw:layer="layout" svg:width="1.1cm" svg:height="0.9cm" svg:x="11.2cm" svg:y="10.5cm">
          <draw:text-box>
            <text:p text:style-name="P3"><text:span text:style-name="T1">yes</text:span></text:p>
          </draw:text-box>
        </draw:frame>
        <draw:frame draw:style-name="gr7" draw:text-style-name="P3" draw:layer="layout" svg:width="1cm" svg:height="0.64cm" svg:x="3.3cm" svg:y="5.76cm">
          <draw:text-box>
            <text:p text:style-name="P3"><text:span text:style-name="T1">no</text:span></text:p>
          </draw:text-box>
        </draw:frame>
        <draw:ellipse draw:style-name="gr2" draw:text-style-name="P1" xml:id="id6" draw:id="id6" draw:layer="layout" svg:width="3.8cm" svg:height="1.2cm" svg:x="9cm" svg:y="11.6cm">
          <text:p text:style-name="P1"><text:span text:style-name="T1">tc_get_capture_value()</text:span></text:p>
        </draw:ellipse>
        <draw:ellipse draw:style-name="gr3" draw:text-style-name="P1" xml:id="id7" draw:id="id7" draw:layer="layout" svg:width="4.6cm" svg:height="1cm" svg:x="8.6cm" svg:y="13.8cm">
          <text:p text:style-name="P1"><text:span text:style-name="T1">tc_clear_interrupt_flag()</text:span></text:p>
        </draw:ellipse>
        <draw:connector draw:style-name="gr4" draw:text-style-name="P2" draw:layer="layout" svg:x1="10.9cm" svg:y1="12.8cm" svg:x2="10.9cm" svg:y2="13.8cm" draw:start-shape="id6" draw:start-glue-point="2" draw:end-shape="id7" draw:end-glue-point="0" svg:d="m10900 12800v1000">
          <text:p/>
        </draw:connector>
        <draw:connector draw:style-name="gr4" draw:text-style-name="P2" draw:layer="layout" svg:x1="2.25cm" svg:y1="12.5cm" svg:x2="8.6cm" svg:y2="14.3cm" draw:start-shape="id4" draw:start-glue-point="2" draw:end-shape="id7" draw:end-glue-point="3" svg:d="m2250 12500v1800h6350">
          <text:p/>
        </draw:connector>
        <draw:rect draw:style-name="gr8" draw:text-style-name="P4" xml:id="id8" draw:id="id8" draw:layer="layout" svg:width="6cm" svg:height="0.9cm" svg:x="7.9cm" svg:y="16.1cm">
          <text:p text:style-name="P2"><text:span text:style-name="T2">Continue</text:span></text:p>
        </draw:rect>
        <draw:rect draw:style-name="gr8" draw:text-style-name="P4" xml:id="id3" draw:id="id3" draw:layer="layout" svg:width="7.1cm" svg:height="0.9cm" svg:x="5.5cm" svg:y="0.8cm">
          <text:p text:style-name="P2"><text:span text:style-name="T2">Enter capture opertaion</text:span></text:p>
        </draw:rect>
        <draw:connector draw:style-name="gr4" draw:text-style-name="P2" draw:layer="layout" svg:x1="10.9cm" svg:y1="14.8cm" svg:x2="10.9cm" svg:y2="16.1cm" draw:start-shape="id7" draw:start-glue-point="2" draw:end-shape="id8" draw:end-glue-point="0" svg:d="m10900 14800v1300">
          <text:p/>
        </draw:connector>
        <draw:custom-shape draw:style-name="gr1" draw:text-style-name="P1" xml:id="id9" draw:id="id9" draw:layer="layout" svg:width="2.6cm" svg:height="2cm" svg:x="9.6cm" svg:y="8.4cm">
          <text:p text:style-name="P1"><text:span text:style-name="T1">New captur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10.9cm" svg:y1="10.4cm" svg:x2="10.9cm" svg:y2="11.6cm" draw:start-shape="id9" draw:start-glue-point="6" draw:end-shape="id6" draw:end-glue-point="0" svg:d="m10900 10400v1200">
          <text:p/>
        </draw:connector>
        <draw:ellipse draw:style-name="gr2" draw:text-style-name="P1" xml:id="id5" draw:id="id5" draw:layer="layout" svg:width="12.3cm" svg:height="1.346cm" svg:x="4.8cm" svg:y="5.954cm">
          <text:p text:style-name="P1"><text:span text:style-name="T1">tc_is_interrupt_flag_set(*dev_inst, TC_INTERRUPT_FLAG_CHANNEL_n)</text:span></text:p>
        </draw:ellipse>
        <draw:line draw:style-name="gr4" draw:text-style-name="P2" draw:layer="layout" svg:x1="10.9cm" svg:y1="7.3cm" svg:x2="10.9cm" svg:y2="8.4cm">
          <text:p/>
        </draw:line>
        <draw:connector draw:style-name="gr4" draw:text-style-name="P2" draw:layer="layout" draw:line-skew="0.199cm" svg:x1="12.2cm" svg:y1="9.4cm" svg:x2="13.9cm" svg:y2="16.55cm" draw:start-shape="id9" draw:start-glue-point="7" draw:end-shape="id8" draw:end-glue-point="1" svg:d="m12200 9400h2400v7150h-700">
          <text:p/>
        </draw:connector>
        <draw:frame draw:style-name="gr7" draw:text-style-name="P3" draw:layer="layout" svg:width="1cm" svg:height="0.64cm" svg:x="12.5cm" svg:y="8.56cm">
          <draw:text-box>
            <text:p text:style-name="P3"><text:span text:style-name="T1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1T12:58:15.51</meta:creation-date>
    <dc:date>2013-01-02T10:24:57.95</dc:date>
    <meta:editing-duration>PT57M26S</meta:editing-duration>
    <meta:editing-cycles>3</meta:editing-cycles>
    <meta:generator>OpenOffice.org/3.4.1$Win32 OpenOffice.org_project/341m1$Build-9593</meta:generator>
    <meta:document-statistic meta:object-count="23"/>
  </office:meta>
</office:document-meta>
</file>